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71e" officeooo:paragraph-rsid="0006e7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2:37:54.307128358</meta:creation-date>
    <dc:date>2021-06-10T22:38:32.075376031</dc:date>
    <meta:editing-duration>PT41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4.7.2$Linux_X86_64 LibreOffice_project/40$Build-2</meta:generator>
  </office:meta>
</office:document-meta>
</file>